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>
      <style:text-properties style:font-name="Cambria"/>
    </style:style>
    <style:style style:name="P3" style:parent-style-name="Lijstalinea" style:list-style-name="LFO1" style:family="paragraph"/>
    <style:style style:name="T4" style:parent-style-name="Standaardalinea-lettertype" style:family="text">
      <style:text-properties style:font-name-complex="Arial" fo:color="#000000"/>
    </style:style>
    <style:style style:name="P5" style:parent-style-name="Lijstalinea" style:list-style-name="LFO1" style:family="paragraph"/>
    <style:style style:name="T6" style:parent-style-name="Standaardalinea-lettertype" style:family="text">
      <style:text-properties style:font-name-complex="Arial" fo:color="#000000"/>
    </style:style>
    <style:style style:name="P7" style:parent-style-name="Lijstalinea" style:list-style-name="LFO1" style:family="paragraph"/>
    <style:style style:name="T8" style:parent-style-name="Standaardalinea-lettertype" style:family="text">
      <style:text-properties style:font-name-complex="Arial" fo:color="#000000"/>
    </style:style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T11" style:parent-style-name="Standaardalinea-lettertype" style:family="text">
      <style:text-properties style:font-name-complex="Arial" fo:color="#000000"/>
    </style:style>
    <style:style style:name="T12" style:parent-style-name="Standaardalinea-lettertype" style:family="text">
      <style:text-properties style:font-name-complex="Arial" fo:color="#000000"/>
    </style:style>
    <style:style style:name="P13" style:parent-style-name="Lijstalinea" style:list-style-name="LFO1" style:family="paragraph"/>
    <style:style style:name="T14" style:parent-style-name="Standaardalinea-lettertype" style:family="text">
      <style:text-properties style:font-name-complex="Arial" fo:color="#000000"/>
    </style:style>
    <style:style style:name="P15" style:parent-style-name="Lijstalinea" style:list-style-name="LFO1" style:family="paragraph"/>
    <style:style style:name="T16" style:parent-style-name="Standaardalinea-lettertype" style:family="text">
      <style:text-properties style:font-name-complex="Arial" fo:color="#000000"/>
    </style:style>
    <style:style style:name="P17" style:parent-style-name="Lijstalinea" style:list-style-name="LFO1" style:family="paragraph"/>
  </office:automatic-styles>
  <office:body>
    <office:text text:use-soft-page-breaks="true">
      <text:p text:style-name="P1">Use Case Model:</text:p>
      <text:list text:style-name="LFO1" text:continue-numbering="true">
        <text:list-item>
          <text:p text:style-name="P2">Actoren:</text:p>
          <text:list text:continue-numbering="true">
            <text:list-item>
              <text:p text:style-name="P3"><text:span text:style-name="T4">Bedrijf BrainScan</text:span></text:p>
            </text:list-item>
            <text:list-item>
              <text:p text:style-name="P5"><text:span text:style-name="T6">Patiënten</text:span></text:p>
            </text:list-item>
            <text:list-item>
              <text:p text:style-name="P7"><text:span text:style-name="T8">Team van psychologen en dokters</text:span></text:p>
            </text:list-item>
            <text:list-item>
              <text:p text:style-name="P9">Kandidaten</text:p>
            </text:list-item>
            <text:list-item>
              <text:p text:style-name="P10"><text:span text:style-name="T11">H</text:span><text:span text:style-name="T12">ospitalen of verzekeringsmaatschappijen</text:span></text:p>
            </text:list-item>
            <text:list-item>
              <text:p text:style-name="P13">Softwaresysteem<text:s/>Braintest →<text:s/>Systeem<text:s/><text:span text:style-name="T14">om op geautomatiseerde wijze psychologische testen uit te voeren op patiënten</text:span></text:p>
            </text:list-item>
            <text:list-item>
              <text:p text:style-name="P15"><text:span text:style-name="T16">Statistici</text:span></text:p>
            </text:list-item>
          </text:list>
        </text:list-item>
        <text:list-item>
          <text:p text:style-name="P17">Use cases:</text:p>
        </text:list-item>
      </text:list>
      <text:p text:style-name="Lijstalinea">Dokter meldt zich aan en kan testen opstarten</text:p>
      <text:p text:style-name="Lijstalinea">Patiënten voeren de testen uit</text:p>
      <text:p text:style-name="Lijstalinea">Gegevens worden beheert</text:p>
      <text:p text:style-name="Lijstalinea">Resultaten kunnen opgevraagd worden via een web interface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Tekstvantijdelijkeaanduiding" style:display-name="Tekst van tijdelijke aanduiding" style:family="text" style:parent-style-name="Standaardalinea-lettertype">
      <style:text-properties fo:color="#808080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o De Weze</meta:initial-creator>
    <dc:creator>Caro De Weze</dc:creator>
    <meta:creation-date>2016-09-23T07:39:00Z</meta:creation-date>
    <dc:date>2016-09-23T09:58:00Z</dc:date>
    <meta:template xlink:href="Normal.dotm" xlink:type="simple"/>
    <meta:editing-cycles>3</meta:editing-cycles>
    <meta:editing-duration>PT8340S</meta:editing-duration>
    <meta:document-statistic meta:page-count="1" meta:paragraph-count="1" meta:word-count="66" meta:character-count="432" meta:row-count="3" meta:non-whitespace-character-count="367"/>
  </office:meta>
</office:document-meta>
</file>